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0a19a4" officeooo:paragraph-rsid="000a19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rostřed hluku vlastní kroky slyšet</text:p>
      <text:p text:style-name="P1"/>
      <text:p text:style-name="P1">Autorská dvojice Julia Gryboś a Barbora Zentková se už nějakou dobu zabývá vztahem malby k jiným médiím. Již samotný název výstavy směřuje divákovu pozornost k problematice zasazení malířského – obrazového do prostředí, které nutí subjekt – diváka pozorovat viděné umělecké dílo v jeho komplexnosti. Dřívější práce autorek vycházela z diskurzivního předpokladu hledání přesahů a </text:p>
      <text:p text:style-name="P1">hranic média malby. Toto vymezení určovalo charakter materie jednotlivých složek a dohromady navzájem podmiňovalo koncepci uměleckého díla. Dnes se autorky snaží vůči těmto kategorizacím </text:p>
      <text:p text:style-name="P1">typu „malba a její přesahy“ <text:s/>vymezovat. Domnívají se totiž, že <text:s/>je možné se na dílo dívat komplexně, aniž by mu bylo nutné přisuzovat tyto postkonceptuální definice. Posouvání a narušování hranic malby tedy není jejich cílem. Intermedialita výrazu umožňuje autorkám dívat se na „věc“ jako na otevřenou vícepohledovou strukturu. Jejich záměrem je však tvořit jeden komplexní celek. <text:s text:c="2"/></text:p>
      <text:p text:style-name="P1">Výstava s názvem Uprostřed hluku vlastní kroky slyšet je návodem k „zastavení“. Jedná se o kontinuální pokračování jejich předešlé práce, (například výstava Chvíle v Galerii OFF Format, 2015) ve které zvuk a obraz (video, malba, fotografie) vystupují jako rovnocenné formy. Ve své práci považují za zásadní pojmy plochu obrazu, hloubku malířského zobrazení a čas. Důležitým prvkem díla je také konkrétní prostor, do kterého je práce zasazena. Takový kontext vytváří další podobu díla. <text:s/>V tomto případě se k danému místu vztahuje zejména zvuková složka, která pochází přímo z prostoru galerie a skrze následnou postprodukci je návštěvníkovi prezentována jako výsledná hudební kompozice.</text:p>
      <text:p text:style-name="P1"/>
      <text:p text:style-name="P1">Prosklené protilehlé zdi Procházkovy síně a částečně i její strop poskytují dostatek denního světla, zároveň ale tyhle mohutné výlohy odvádějí divákovou pozornost a svádějí k únikům vnímání </text:p>
      <text:p text:style-name="P1">předkládaného díla. V návaznosti na tyto specifika umisťují autorky do prostoru galerie ohraničené pole, jakési teritorium, které tvoří rozměrná malířská zeď a protilehlý zdroj zvuku. Prostředí, které pomocí médií vymezily, téměř monochromní velkoformátová malba a omamná repetitívní hudební stopa, vybízejí diváka k delšímu setrvání „uvnitř“ díla. Absence narativních významů ho nutí vytvořit naraci vlastní. Redukce forem je cestou k subjektivnímu prožitku. Vzniká tak vnitřní „situovaný“ prostor, který je ukotven v čase, tedy v prožitkové reprezentaci. Mohli bychom souhlasit s Theodorem Adornem a říci, že estetické „zdařilé“ umělecké dílo může být také filozoficko-společensky pravdivé a naopak. „Forma je již sedimentovaným obsahem“ dodává.</text:p>
      <text:p text:style-name="P1"/>
      <text:p text:style-name="P1">František Kowolow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6:07:24.047000000</meta:creation-date>
    <dc:date>2016-03-20T16:10:20.432000000</dc:date>
    <meta:editing-duration>P0D</meta:editing-duration>
    <meta:editing-cycles>1</meta:editing-cycles>
    <meta:document-statistic meta:table-count="0" meta:image-count="0" meta:object-count="0" meta:page-count="1" meta:paragraph-count="8" meta:word-count="367" meta:character-count="2627" meta:non-whitespace-character-count="2257"/>
    <meta:generator>LibreOffice/4.2.2.1$Windows_x86 LibreOffice_project/3be8cda0bddd8e430d8cda1ebfd581265cca5a0f</meta:generator>
  </office:meta>
</office:document-meta>
</file>